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14M18S</meta:editing-duration>
    <meta:editing-cycles>2</meta:editing-cycles>
    <dc:date>2015-11-02T10:27:28</dc:date>
    <dc:creator>Morten Krogh</dc:creator>
    <meta:document-statistic meta:object-count="26"/>
    <meta:generator>OpenOffice/4.1.1$Unix OpenOffice.org_project/411m6$Build-9775</meta:generator>
  </office:meta>
</office:document-meta>
</file>